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
      <text:p text:style-name="Text_20_body">Noah waited another week and sent out the dove a third time. This time, it found a place to rest and did not come back. The water was drying up!</text:p>
      <text:h text:style-name="Heading_20_9" text:outline-level="9">03-13</text:h>
      <text:p text:style-name="First_20_paragraph"/>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08Z</meta:creation-date>
    <dc:date>2023-05-24T11:34:08Z</dc:date>
  </office:meta>
</office:document-meta>
</file>